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52cm" fo:min-width="12.724cm"/>
    </style:style>
    <style:style style:name="gr2" style:family="graphic" style:parent-style-name="standard">
      <style:graphic-properties draw:textarea-horizontal-align="justify" draw:textarea-vertical-align="middle" draw:auto-grow-height="false" fo:min-height="8.52cm" fo:min-width="12.724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stroke="none" svg:stroke-color="#000000" draw:fill="none" draw:fill-color="#ffffff" fo:min-height="4.18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svg:stroke-color="#ce181e" draw:fill-color="#ce181e" draw:textarea-horizontal-align="justify" draw:textarea-vertical-align="middle" draw:auto-grow-height="false" fo:min-height="1.236cm" fo:min-width="1.904cm"/>
    </style:style>
    <style:style style:name="gr7" style:family="graphic" style:parent-style-name="standard">
      <style:graphic-properties svg:stroke-color="#ce181e" draw:fill-color="#ce181e" draw:textarea-horizontal-align="justify" draw:textarea-vertical-align="middle" draw:auto-grow-height="false" fo:min-height="1.236cm" fo:min-width="1.904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ce181e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8.7cm" svg:height="12.4cm" svg:x="1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8.7cm" svg:height="12.4cm" svg:x="1.201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cm" svg:height="1.4cm" svg:x="7.7cm" svg:y="6.9cm">
          <draw:text-box>
            <text:p>Output</text:p>
          </draw:text-box>
        </draw:frame>
        <draw:frame draw:style-name="gr4" draw:text-style-name="P3" draw:layer="layout" svg:width="3.1cm" svg:height="4.43cm" svg:x="7.4cm" svg:y="1.57cm">
          <draw:text-box>
            <text:p text:style-name="P1">INPUT:</text:p>
            <text:p text:style-name="P1">1</text:p>
            <text:p text:style-name="P1">2</text:p>
            <text:p text:style-name="P1">3</text:p>
            <text:p text:style-name="P1">4</text:p>
            <text:p text:style-name="P1">5</text:p>
          </draw:text-box>
        </draw:frame>
        <draw:frame draw:style-name="gr3" draw:text-style-name="P2" draw:layer="layout" svg:width="5.2cm" svg:height="1.4cm" svg:x="1.1cm" svg:y="14.3cm">
          <draw:text-box>
            <text:p>Dopo il pool</text:p>
          </draw:text-box>
        </draw:frame>
        <draw:frame draw:style-name="gr5" draw:text-style-name="P2" draw:layer="layout" svg:width="2.9cm" svg:height="1.1cm" svg:x="16.8cm" svg:y="1.7cm">
          <draw:text-box>
            <text:p>CPU</text:p>
          </draw:text-box>
        </draw:frame>
        <draw:frame draw:style-name="gr5" draw:text-style-name="P2" draw:layer="layout" svg:width="2.9cm" svg:height="1.1cm" svg:x="16.7cm" svg:y="16.3cm">
          <draw:text-box>
            <text:p>CPU</text:p>
          </draw:text-box>
        </draw:frame>
        <draw:custom-shape draw:style-name="gr6" draw:text-style-name="P4" draw:layer="layout" svg:width="3.4cm" svg:height="2.1cm" svg:x="2.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4cm" svg:height="2.1cm" svg:x="7.3cm" svg:y="6.4cm">
          <text:p text:style-name="P1">F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4cm" svg:height="2.1cm" svg:x="11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4cm" svg:height="2.1cm" svg:x="15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4cm" svg:height="2.1cm" svg:x="2.2cm" svg:y="21.5cm">
          <text:p text:style-name="P1">F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4cm" svg:height="2.1cm" svg:x="6.5cm" svg:y="21.5cm">
          <text:p text:style-name="P1">F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4cm" svg:height="2.1cm" svg:x="10.9cm" svg:y="21.6cm">
          <text:p text:style-name="P1">F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4cm" svg:height="2.1cm" svg:x="15.2cm" svg:y="21.7cm">
          <text:p text:style-name="P1">F(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6cm" svg:height="1cm" svg:x="3.2cm" svg:y="5.2cm">
          <draw:text-box>
            <text:p>core1</text:p>
          </draw:text-box>
        </draw:frame>
        <draw:frame draw:style-name="gr8" draw:text-style-name="P2" draw:layer="layout" svg:width="2.6cm" svg:height="1cm" svg:x="2.6cm" svg:y="20cm">
          <draw:text-box>
            <text:p>core1</text:p>
          </draw:text-box>
        </draw:frame>
        <draw:frame draw:style-name="gr8" draw:text-style-name="P2" draw:layer="layout" svg:width="2.6cm" svg:height="1cm" svg:x="6.6cm" svg:y="5.3cm">
          <draw:text-box>
            <text:p>core2</text:p>
          </draw:text-box>
        </draw:frame>
        <draw:frame draw:style-name="gr8" draw:text-style-name="P2" draw:layer="layout" svg:width="2.6cm" svg:height="1cm" svg:x="11.8cm" svg:y="5.1cm">
          <draw:text-box>
            <text:p>core3</text:p>
          </draw:text-box>
        </draw:frame>
        <draw:frame draw:style-name="gr8" draw:text-style-name="P2" draw:layer="layout" svg:width="2.6cm" svg:height="1cm" svg:x="16.1cm" svg:y="5.3cm">
          <draw:text-box>
            <text:p>core4</text:p>
          </draw:text-box>
        </draw:frame>
        <draw:frame draw:style-name="gr8" draw:text-style-name="P2" draw:layer="layout" svg:width="2.6cm" svg:height="1cm" svg:x="6.9cm" svg:y="19.8cm">
          <draw:text-box>
            <text:p>core2</text:p>
          </draw:text-box>
        </draw:frame>
        <draw:frame draw:style-name="gr8" draw:text-style-name="P2" draw:layer="layout" svg:width="2.6cm" svg:height="1cm" svg:x="11.3cm" svg:y="19.9cm">
          <draw:text-box>
            <text:p>core3</text:p>
          </draw:text-box>
        </draw:frame>
        <draw:frame draw:style-name="gr8" draw:text-style-name="P2" draw:layer="layout" svg:width="2.6cm" svg:height="1cm" svg:x="15.6cm" svg:y="20.1cm">
          <draw:text-box>
            <text:p>core4</text:p>
          </draw:text-box>
        </draw:frame>
        <draw:line draw:style-name="gr9" draw:text-style-name="P5" draw:layer="layout" svg:x1="9cm" svg:y1="5.2cm" svg:x2="9cm" svg:y2="6.5cm">
          <text:p/>
        </draw:line>
        <draw:line draw:style-name="gr10" draw:text-style-name="P5" draw:layer="layout" svg:x1="9cm" svg:y1="8.4cm" svg:x2="9cm" svg:y2="10.2cm">
          <text:p/>
        </draw:line>
        <draw:frame draw:style-name="gr3" draw:text-style-name="P2" draw:layer="layout" svg:width="2.6cm" svg:height="1.4cm" svg:x="7.7cm" svg:y="10.3cm">
          <draw:text-box>
            <text:p>Output</text:p>
          </draw:text-box>
        </draw:frame>
        <draw:frame draw:style-name="gr4" draw:text-style-name="P3" draw:layer="layout" svg:width="3.1cm" svg:height="4.43cm" svg:x="8.8cm" svg:y="16.07cm">
          <draw:text-box>
            <text:p text:style-name="P1">INPUT:</text:p>
            <text:p text:style-name="P1">1</text:p>
            <text:p text:style-name="P1">2</text:p>
            <text:p text:style-name="P1">3</text:p>
            <text:p text:style-name="P1">4</text:p>
            <text:p text:style-name="P1">5</text:p>
          </draw:text-box>
        </draw:frame>
        <draw:frame draw:style-name="gr4" draw:text-style-name="P3" draw:layer="layout" svg:width="3.1cm" svg:height="4.43cm" svg:x="7.4cm" svg:y="1.57cm">
          <draw:text-box>
            <text:p text:style-name="P1">INPUT:</text:p>
            <text:p text:style-name="P1">1</text:p>
            <text:p text:style-name="P1">2</text:p>
            <text:p text:style-name="P1">3</text:p>
            <text:p text:style-name="P1">4</text:p>
            <text:p text:style-name="P1">5</text:p>
          </draw:text-box>
        </draw:frame>
        <draw:line draw:style-name="gr9" draw:text-style-name="P5" draw:layer="layout" svg:x1="10cm" svg:y1="17.4cm" svg:x2="5.1cm" svg:y2="21.9cm">
          <text:p/>
        </draw:line>
        <draw:line draw:style-name="gr9" draw:text-style-name="P5" draw:layer="layout" svg:x1="9.8cm" svg:y1="19.3cm" svg:x2="9.4cm" svg:y2="21.9cm">
          <text:p/>
        </draw:line>
        <draw:line draw:style-name="gr9" draw:text-style-name="P5" draw:layer="layout" svg:x1="10.7cm" svg:y1="19.4cm" svg:x2="11.4cm" svg:y2="21.9cm">
          <text:p/>
        </draw:line>
        <draw:line draw:style-name="gr9" draw:text-style-name="P5" draw:layer="layout" svg:x1="10.8cm" svg:y1="17.4cm" svg:x2="15.7cm" svg:y2="22cm">
          <text:p/>
        </draw:line>
        <draw:frame draw:style-name="gr11" draw:text-style-name="P2" draw:layer="layout" svg:width="3.3cm" svg:height="1.3cm" svg:x="8.9cm" svg:y="26cm">
          <draw:text-box>
            <text:p>Output</text:p>
          </draw:text-box>
        </draw:frame>
        <draw:line draw:style-name="gr9" draw:text-style-name="P5" draw:layer="layout" svg:x1="5.2cm" svg:y1="23.4cm" svg:x2="9cm" svg:y2="26.2cm">
          <text:p/>
        </draw:line>
        <draw:line draw:style-name="gr9" draw:text-style-name="P5" draw:layer="layout" svg:x1="9.4cm" svg:y1="23.4cm" svg:x2="9.3cm" svg:y2="25.6cm">
          <text:p/>
        </draw:line>
        <draw:line draw:style-name="gr9" draw:text-style-name="P5" draw:layer="layout" svg:x1="11.4cm" svg:y1="23.6cm" svg:x2="11cm" svg:y2="25.7cm">
          <text:p/>
        </draw:line>
        <draw:line draw:style-name="gr9" draw:text-style-name="P5" draw:layer="layout" svg:x1="15.7cm" svg:y1="23.6cm" svg:x2="11.4cm" svg:y2="2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5:30:39.788555816</meta:creation-date>
    <dc:date>2018-09-22T15:41:28.832707192</dc:date>
    <meta:editing-duration>PT17S</meta:editing-duration>
    <meta:editing-cycles>1</meta:editing-cycles>
    <meta:document-statistic meta:object-count="37"/>
    <meta:generator>LibreOffice/6.0.3.2$Linux_X86_64 LibreOffice_project/00m0$Build-2</meta:generator>
  </office:meta>
</office:document-meta>
</file>